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fo:min-height="2.138cm"/>
    </style:style>
    <style:style style:name="gr9" style:family="graphic" style:parent-style-name="standard">
      <style:graphic-properties draw:stroke="none" draw:fill="none" draw:fill-color="#ffffff" fo:min-height="14.954cm"/>
    </style:style>
    <style:style style:name="gr10" style:family="graphic" style:parent-style-name="standard">
      <style:graphic-properties draw:stroke="none" draw:fill="none" draw:fill-color="#ffffff" fo:min-height="8.546cm"/>
    </style:style>
    <style:style style:name="gr11" style:family="graphic" style:parent-style-name="standard">
      <style:graphic-properties draw:stroke="none" draw:fill="none" draw:fill-color="#ffffff" fo:min-height="13.72cm"/>
    </style:style>
    <style:style style:name="gr12" style:family="graphic" style:parent-style-name="standard">
      <style:graphic-properties draw:stroke="none" draw:fill="none" draw:fill-color="#ffffff" fo:min-height="14.739cm"/>
    </style:style>
    <style:style style:name="gr13" style:family="graphic" style:parent-style-name="standard">
      <style:graphic-properties draw:stroke="none" draw:fill="none" draw:fill-color="#ffffff" fo:min-height="10.682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6" style:family="paragraph">
      <style:text-properties fo:font-weight="bold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text-properties fo:font-size="22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18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family="'Courier New'" style:font-family-generic="modern" style:font-pitch="fixed" fo:font-size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weight="bold"/>
    </style:style>
    <style:style style:name="T6" style:family="text">
      <style:text-properties fo:font-size="22pt"/>
    </style:style>
    <style:style style:name="T7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0" style:family="text">
      <style:text-properties fo:font-family="'Courier New'" style:font-family-generic="modern" style:font-pitch="fixed" fo:font-size="16pt" fo:font-weight="bold" style:font-weight-asian="bold" style:font-weight-complex="bold"/>
    </style:style>
    <style:style style:name="T11" style:family="text">
      <style:text-properties fo:font-family="'Courier New'" style:font-family-generic="modern" style:font-pitch="fixed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Ada Semantic Interface Specificati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eter C. Chapin</text:p>
            <text:p text:style-name="P1">Vermont Technical Colle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Motivation: What is the problem?</text:p>
              </text:list-item>
              <text:list-item>
                <text:p text:style-name="P1">Overview of ASIS-for-GNAT</text:p>
              </text:list-item>
              <text:list-item>
                <text:p text:style-name="P1">An example application: ATC</text:p>
              </text:list-item>
              <text:list-item>
                <text:p text:style-name="P1">ASIS in action</text:p>
              </text:list-item>
              <text:list-item>
                <text:p text:style-name="P1">Conclu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tivation</text:p>
          </draw:text-box>
        </draw:frame>
        <draw:frame presentation:style-name="pr6" draw:text-style-name="P3" draw:layer="layout" svg:width="25.199cm" svg:height="15.1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oftware analysis programs are </text:span><text:span text:style-name="T2">useful</text:span>.</text:p>
                <text:list>
                  <text:list-item>
                    <text:p text:style-name="P1">Style or documentation checkers</text:p>
                  </text:list-item>
                  <text:list-item>
                    <text:p text:style-name="P1">Specialized translators</text:p>
                  </text:list-item>
                  <text:list-item>
                    <text:p text:style-name="P1">Optimizers</text:p>
                  </text:list-item>
                  <text:list-item>
                    <text:p text:style-name="P1">Static analysis of correctness or security properties</text:p>
                  </text:list-item>
                </text:list>
              </text:list-item>
              <text:list-item>
                <text:p text:style-name="P1"><text:span text:style-name="T1">Software analysis programs are </text:span><text:span text:style-name="T2">hard to write</text:span>.</text:p>
                <text:list>
                  <text:list-item>
                    <text:p text:style-name="P1">Lexical analysis and parsing</text:p>
                  </text:list-item>
                  <text:list-item>
                    <text:p text:style-name="P1">Symbol table management</text:p>
                  </text:list-item>
                  <text:list-item>
                    <text:p text:style-name="P1">Representing type information</text:p>
                  </text:list-item>
                  <text:list-item>
                    <text:p text:style-name="P1">Tracking modules and sco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mpiler Overview</text:p>
          </draw:text-box>
        </draw:frame>
        <draw:custom-shape draw:style-name="gr2" draw:text-style-name="P4" draw:layer="layout" svg:width="3.81cm" svg:height="3.175cm" svg:x="3.81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3.175cm" svg:x="12.06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3.175cm" svg:x="20.32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3.175cm" svg:x="12.065cm" svg:y="13.9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9cm" svg:height="0.963cm" svg:x="3.981cm" svg:y="7.62cm">
          <draw:text-box>
            <text:p text:style-name="P1">Parser</text:p>
          </draw:text-box>
        </draw:frame>
        <draw:frame draw:style-name="gr3" draw:layer="layout" svg:width="3.144cm" svg:height="1.675cm" svg:x="12.096cm" svg:y="7.62cm">
          <draw:text-box>
            <text:p text:style-name="P1">Semantic</text:p>
            <text:p text:style-name="P1">Analysis</text:p>
          </draw:text-box>
        </draw:frame>
        <draw:frame draw:style-name="gr3" draw:layer="layout" svg:width="3.635cm" svg:height="1.675cm" svg:x="20.495cm" svg:y="7.62cm">
          <draw:text-box>
            <text:p text:style-name="P1">Code</text:p>
            <text:p text:style-name="P1">Generation</text:p>
          </draw:text-box>
        </draw:frame>
        <draw:frame draw:style-name="gr3" draw:layer="layout" svg:width="2.606cm" svg:height="1.675cm" svg:x="12.065cm" svg:y="14.605cm">
          <draw:text-box>
            <text:p text:style-name="P1">Symbol</text:p>
            <text:p text:style-name="P1">Table</text:p>
          </draw:text-box>
        </draw:frame>
        <draw:line draw:style-name="gr4" draw:text-style-name="P4" draw:layer="layout" svg:x1="7.62cm" svg:y1="8.255cm" svg:x2="12.065cm" svg:y2="8.255cm">
          <text:p/>
        </draw:line>
        <draw:line draw:style-name="gr4" draw:text-style-name="P4" draw:layer="layout" svg:x1="15.875cm" svg:y1="8.255cm" svg:x2="20.32cm" svg:y2="8.255cm">
          <text:p/>
        </draw:line>
        <draw:line draw:style-name="gr4" draw:text-style-name="P4" draw:layer="layout" svg:x1="1.905cm" svg:y1="8.255cm" svg:x2="3.81cm" svg:y2="8.255cm">
          <text:p/>
        </draw:line>
        <draw:line draw:style-name="gr4" draw:text-style-name="P4" draw:layer="layout" svg:x1="24.13cm" svg:y1="8.255cm" svg:x2="26.035cm" svg:y2="8.255cm">
          <text:p/>
        </draw:line>
        <draw:line draw:style-name="gr5" draw:text-style-name="P4" draw:layer="layout" svg:x1="6.985cm" svg:y1="10.16cm" svg:x2="12.7cm" svg:y2="13.97cm">
          <text:p/>
        </draw:line>
        <draw:line draw:style-name="gr5" draw:text-style-name="P4" draw:layer="layout" svg:x1="13.97cm" svg:y1="10.16cm" svg:x2="13.97cm" svg:y2="13.97cm">
          <text:p/>
        </draw:line>
        <draw:line draw:style-name="gr5" draw:text-style-name="P4" draw:layer="layout" svg:x1="20.955cm" svg:y1="10.16cm" svg:x2="15.24cm" svg:y2="13.97cm">
          <text:p/>
        </draw:line>
        <draw:frame draw:style-name="gr3" draw:layer="layout" svg:width="2.509cm" svg:height="0.963cm" svg:x="0.666cm" svg:y="6.985cm">
          <draw:text-box>
            <text:p text:style-name="P1">Source</text:p>
          </draw:text-box>
        </draw:frame>
        <draw:frame draw:style-name="gr3" draw:layer="layout" svg:width="2.335cm" svg:height="1.675cm" svg:x="24.97cm" svg:y="6.35cm">
          <draw:text-box>
            <text:p text:style-name="P1">Object</text:p>
            <text:p text:style-name="P1">Code</text:p>
          </draw:text-box>
        </draw:frame>
        <draw:frame draw:style-name="gr3" draw:layer="layout" svg:width="2.157cm" svg:height="1.675cm" svg:x="8.638cm" svg:y="6.35cm">
          <draw:text-box>
            <text:p text:style-name="P1">Parse</text:p>
            <text:p text:style-name="P1">Tree</text:p>
          </draw:text-box>
        </draw:frame>
        <draw:frame draw:style-name="gr3" draw:layer="layout" svg:width="3.741cm" svg:height="2.387cm" svg:x="16.51cm" svg:y="5.715cm">
          <draw:text-box>
            <text:p text:style-name="P1">Augmented</text:p>
            <text:p text:style-name="P1">Parse</text:p>
            <text:p text:style-name="P1">Tre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Abstract Syntax Tree</text:p>
          </draw:text-box>
        </draw:frame>
        <draw:rect draw:style-name="gr6" draw:text-style-name="P4" draw:layer="layout" svg:width="6.35cm" svg:height="2.54cm" svg:x="5.08cm" svg:y="4.445cm">
          <text:p text:style-name="P4">X := A + f(B);</text:p>
        </draw:rect>
        <draw:rect draw:style-name="gr6" draw:text-style-name="P4" draw:layer="layout" svg:width="3.175cm" svg:height="2.54cm" svg:x="1.905cm" svg:y="8.89cm">
          <text:p text:style-name="P4">X</text:p>
        </draw:rect>
        <draw:rect draw:style-name="gr6" draw:text-style-name="P4" draw:layer="layout" svg:width="5.08cm" svg:height="2.54cm" svg:x="10.16cm" svg:y="8.89cm">
          <text:p text:style-name="P4">A + f(B)</text:p>
        </draw:rect>
        <draw:rect draw:style-name="gr6" draw:text-style-name="P4" draw:layer="layout" svg:width="3.175cm" svg:height="2.54cm" svg:x="8.255cm" svg:y="13.335cm">
          <text:p text:style-name="P4">A</text:p>
        </draw:rect>
        <draw:rect draw:style-name="gr6" draw:text-style-name="P4" draw:layer="layout" svg:width="3.175cm" svg:height="2.54cm" svg:x="15.24cm" svg:y="13.335cm">
          <text:p text:style-name="P4">f(B)</text:p>
        </draw:rect>
        <draw:rect draw:style-name="gr6" draw:text-style-name="P4" draw:layer="layout" svg:width="2.54cm" svg:height="2.54cm" svg:x="13.335cm" svg:y="17.78cm">
          <text:p text:style-name="P4">f</text:p>
        </draw:rect>
        <draw:rect draw:style-name="gr6" draw:text-style-name="P4" draw:layer="layout" svg:width="2.54cm" svg:height="2.54cm" svg:x="18.415cm" svg:y="17.78cm">
          <text:p text:style-name="P4">B</text:p>
        </draw:rect>
        <draw:line draw:style-name="gr7" draw:text-style-name="P4" draw:layer="layout" svg:x1="6.985cm" svg:y1="6.985cm" svg:x2="5.08cm" svg:y2="8.89cm">
          <text:p/>
        </draw:line>
        <draw:line draw:style-name="gr7" draw:text-style-name="P4" draw:layer="layout" svg:x1="8.89cm" svg:y1="6.985cm" svg:x2="10.795cm" svg:y2="8.89cm">
          <text:p/>
        </draw:line>
        <draw:line draw:style-name="gr7" draw:text-style-name="P4" draw:layer="layout" svg:x1="11.43cm" svg:y1="11.43cm" svg:x2="10.16cm" svg:y2="13.335cm">
          <text:p/>
        </draw:line>
        <draw:line draw:style-name="gr7" draw:text-style-name="P4" draw:layer="layout" svg:x1="13.97cm" svg:y1="11.43cm" svg:x2="16.51cm" svg:y2="13.335cm">
          <text:p/>
        </draw:line>
        <draw:line draw:style-name="gr7" draw:text-style-name="P4" draw:layer="layout" svg:x1="15.875cm" svg:y1="15.875cm" svg:x2="14.605cm" svg:y2="17.78cm">
          <text:p/>
        </draw:line>
        <draw:line draw:style-name="gr7" draw:text-style-name="P4" draw:layer="layout" svg:x1="17.78cm" svg:y1="15.875cm" svg:x2="19.685cm" svg:y2="17.78cm">
          <text:p/>
        </draw:line>
        <draw:frame draw:style-name="gr3" draw:layer="layout" svg:width="8.181cm" svg:height="0.963cm" svg:x="11.971cm" svg:y="4.445cm">
          <draw:text-box>
            <text:p>An_Assignment_Statement</text:p>
          </draw:text-box>
        </draw:frame>
        <draw:frame draw:style-name="gr3" draw:layer="layout" svg:width="5.146cm" svg:height="0.963cm" svg:x="15.777cm" svg:y="8.89cm">
          <draw:text-box>
            <text:p>A_Function_Call</text:p>
          </draw:text-box>
        </draw:frame>
        <draw:frame draw:style-name="gr3" draw:layer="layout" svg:width="5.146cm" svg:height="0.963cm" svg:x="19.05cm" svg:y="13.335cm">
          <draw:text-box>
            <text:p>A_Function_Call</text:p>
          </draw:text-box>
        </draw:frame>
        <draw:frame draw:style-name="gr3" draw:layer="layout" svg:width="4.058cm" svg:height="0.963cm" svg:x="21.342cm" svg:y="17.78cm">
          <draw:text-box>
            <text:p>An_Identifier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SIS</text:p>
          </draw:text-box>
        </draw:frame>
        <draw:frame presentation:style-name="pr6" draw:text-style-name="P3" draw:layer="layout" svg:width="25.199cm" svg:height="14.309cm" svg:x="1.4cm" svg:y="4.914cm" presentation:class="outline" presentation:user-transformed="true">
          <draw:text-box>
            <text:list text:style-name="L2">
              <text:list-item>
                <text:p text:style-name="P1">What is ASIS?</text:p>
                <text:list>
                  <text:list-item>
                    <text:p text:style-name="P1">ASIS is an Ada library for analyzing Ada programs.</text:p>
                  </text:list-item>
                  <text:list-item>
                    <text:p text:style-name="P1">Compiler dumps parse tree and symbol table.</text:p>
                  </text:list-item>
                  <text:list-item>
                    <text:p text:style-name="P1">Analysis program uses ASIS library to access that information. No need to parse, etc, on its own.</text:p>
                  </text:list-item>
                </text:list>
              </text:list-item>
              <text:list-item>
                <text:p text:style-name="P1">ASIS is standard.</text:p>
                <text:list>
                  <text:list-item>
                    <text:p text:style-name="P1">ISO/IEC 15291:1999.</text:p>
                  </text:list-item>
                  <text:list-item>
                    <text:p text:style-name="P1">Analysis program's source code compatible across compilers.</text:p>
                  </text:list-item>
                  <text:list-item>
                    <text:p text:style-name="P1">Dumped files have compiler-specific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SIS-for-GNAT</text:p>
          </draw:text-box>
        </draw:frame>
        <draw:frame draw:style-name="gr8" draw:text-style-name="P5" draw:layer="layout" svg:width="18.415cm" svg:height="2.489cm" svg:x="3.81cm" svg:y="12.7cm">
          <draw:text-box>
            <text:p text:style-name="P1"><text:span text:style-name="T3"><text:s text:c="4"/></text:span><text:span text:style-name="T3">644 sample_1.adb </text:span><text:span text:style-name="T4">(Source file)</text:span></text:p>
            <text:p text:style-name="P1"><text:span text:style-name="T3">336,923 sample_1.adt </text:span><text:span text:style-name="T4">(Tree file)</text:span></text:p>
            <text:p text:style-name="P1"><text:span text:style-name="T3"><text:s text:c="2"/></text:span><text:span text:style-name="T3">1,358 sample_1.ali </text:span><text:span text:style-name="T4">(“Ada Library Interface” file</text:span><text:span text:style-name="T3">)</text:span></text:p>
          </draw:text-box>
        </draw:frame>
        <draw:frame draw:style-name="gr3" draw:text-style-name="P6" draw:layer="layout" svg:width="7.669cm" svg:height="0.983cm" svg:x="2.461cm" svg:y="5.715cm">
          <draw:text-box>
            <text:p text:style-name="P1"><text:span text:style-name="T5">Compilation Command:</text:span></text:p>
          </draw:text-box>
        </draw:frame>
        <draw:frame draw:style-name="gr3" draw:text-style-name="P7" draw:layer="layout" svg:width="14.599cm" svg:height="0.925cm" svg:x="3.816cm" svg:y="6.695cm">
          <draw:text-box>
            <text:p text:style-name="P1"><text:span text:style-name="T3">&gt; gnatmake -gnatc -gnatt sample_1.adb</text:span></text:p>
          </draw:text-box>
        </draw:frame>
        <draw:frame draw:style-name="gr3" draw:text-style-name="P6" draw:layer="layout" svg:width="10.234cm" svg:height="0.983cm" svg:x="2.54cm" svg:y="11.717cm">
          <draw:text-box>
            <text:p text:style-name="P1"><text:span text:style-name="T5">Resulting Files (size given first):</text:span></text:p>
          </draw:text-box>
        </draw:frame>
        <draw:frame draw:style-name="gr3" draw:layer="layout" svg:width="18.269cm" svg:height="0.997cm" svg:x="5.715cm" svg:y="8.255cm">
          <draw:text-box>
            <text:p text:style-name="P1"><text:span text:style-name="T3">-gnatc</text:span> : Parse and semantically analyze. No code generation.</text:p>
          </draw:text-box>
        </draw:frame>
        <draw:frame draw:style-name="gr3" draw:layer="layout" svg:width="13.435cm" svg:height="0.997cm" svg:x="5.715cm" svg:y="9.197cm">
          <draw:text-box>
            <text:p text:style-name="P1"><text:span text:style-name="T3">-gnatt</text:span> : Output “tree” files for use with ASIS.</text:p>
          </draw:text-box>
        </draw:frame>
        <draw:frame draw:style-name="gr3" draw:text-style-name="P8" draw:layer="layout" svg:width="14.747cm" svg:height="1.115cm" svg:x="2.54cm" svg:y="16.182cm">
          <draw:text-box>
            <text:p text:style-name="P1"><text:span text:style-name="T6">ASIS library opens and uses the tree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Taint Checker (ATC)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TC is a program I wrote for a class at UVM*.</text:p>
              </text:list-item>
              <text:list-item>
                <text:p text:style-name="P1">ATC statically analyzes a program to see if “tainted” input data is ever output without first being sanitized.</text:p>
              </text:list-item>
              <text:list-item>
                <text:p text:style-name="P1">ATC uses ASIS. In addition it</text:p>
                <text:list>
                  <text:list-item>
                    <text:p text:style-name="P1">Constructs control flow graphs</text:p>
                  </text:list-item>
                  <text:list-item>
                    <text:p text:style-name="P1">Does a data flow analysis</text:p>
                  </text:list-item>
                </text:list>
              </text:list-item>
              <text:list-item>
                <text:p text:style-name="P1">Using ASIS made ATC much easier to write but ASIS doesn't do everything.</text:p>
              </text:list-item>
            </text:list>
          </draw:text-box>
        </draw:frame>
        <draw:frame draw:style-name="gr3" draw:layer="layout" svg:width="25.762cm" svg:height="0.963cm" svg:x="1.27cm" svg:y="19.685cm">
          <draw:text-box>
            <text:p text:style-name="P1">* The current version of ATC is “proof of concept” only. Many facilities are unimplemented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cessing an ASIS Context</text:p>
          </draw:text-box>
        </draw:frame>
        <draw:frame draw:style-name="gr9" draw:text-style-name="P10" draw:layer="layout" svg:width="25.4cm" svg:height="15.204cm" svg:x="1.905cm" svg:y="4.481cm">
          <draw:text-box>
            <text:p text:style-name="P9"><text:span text:style-name="T7">procedure</text:span><text:span text:style-name="T8"> Process_Context(...) </text:span><text:span text:style-name="T7">is</text:span></text:p>
            <text:p text:style-name="P9"><text:span text:style-name="T8"><text:s text:c="3"/></text:span><text:span text:style-name="T8">Units : Asis.Compilation_Unit_List :=</text:span></text:p>
            <text:p text:style-name="P9"><text:span text:style-name="T8"><text:s text:c="6"/></text:span><text:span text:style-name="T8">Asis.Compilation_Units.Compilation_Units(The_Context);</text:span></text:p>
            <text:p text:style-name="P9"><text:span text:style-name="T8"><text:s text:c="3"/></text:span><text:span text:style-name="T8">Next_Unit : Asis.Compilation_Unit;</text:span></text:p>
            <text:p text:style-name="P9"><text:span text:style-name="T8"><text:s text:c="3"/></text:span><text:span text:style-name="T8">-- etc...</text:span></text:p>
            <text:p text:style-name="P9"><text:span text:style-name="T7">begin</text:span></text:p>
            <text:p text:style-name="P9"><text:span text:style-name="T8"><text:s text:c="3"/></text:span><text:span text:style-name="T7">for</text:span><text:span text:style-name="T8"> J </text:span><text:span text:style-name="T7">in</text:span><text:span text:style-name="T8"> Units'Range </text:span><text:span text:style-name="T7">loop</text:span></text:p>
            <text:p text:style-name="P9"><text:span text:style-name="T8"><text:s text:c="6"/></text:span><text:span text:style-name="T8">Next_Unit <text:s text:c="7"/>:= Units(J);</text:span></text:p>
            <text:p text:style-name="P9"><text:span text:style-name="T8"><text:s text:c="6"/></text:span><text:span text:style-name="T8">Next_Unit_Origin :=</text:span><text:span text:style-name="T8"><text:line-break/></text:span><text:span text:style-name="T8"> <text:s text:c="8"/>Asis.Compilation_Units.Unit_Origin(Next_Unit);</text:span></text:p>
            <text:p text:style-name="P9"><text:span text:style-name="T8"/></text:p>
            <text:p text:style-name="P9"><text:span text:style-name="T8"><text:s text:c="6"/></text:span><text:span text:style-name="T7">case</text:span><text:span text:style-name="T8"> Next_Unit_Origin </text:span><text:span text:style-name="T7">is</text:span></text:p>
            <text:p text:style-name="P9"><text:span text:style-name="T8"><text:s text:c="9"/></text:span><text:span text:style-name="T7">when</text:span><text:span text:style-name="T8"> Asis.An_Application_Unit =&gt;</text:span></text:p>
            <text:p text:style-name="P9"><text:span text:style-name="T8"><text:s text:c="12"/></text:span><text:span text:style-name="T8">Unit_Processing.Process_Unit(Next_Unit);</text:span></text:p>
            <text:p text:style-name="P9"><text:span text:style-name="T8"/></text:p>
            <text:p text:style-name="P9"><text:span text:style-name="T8"><text:s text:c="9"/></text:span><text:span text:style-name="T7">when</text:span><text:span text:style-name="T8"> Asis.A_Predefined_Unit =&gt; ...</text:span></text:p>
            <text:p text:style-name="P9"><text:span text:style-name="T8"><text:s text:c="9"/></text:span><text:span text:style-name="T7">when</text:span><text:span text:style-name="T8"> Asis.An_Implementation_Unit =&gt; ...</text:span></text:p>
            <text:p text:style-name="P9"><text:span text:style-name="T8"><text:s text:c="6"/></text:span><text:span text:style-name="T7">end</text:span><text:span text:style-name="T8"> </text:span><text:span text:style-name="T7">case</text:span><text:span text:style-name="T8">;</text:span></text:p>
            <text:p text:style-name="P9"><text:span text:style-name="T8"><text:s text:c="3"/></text:span><text:span text:style-name="T7">end</text:span><text:span text:style-name="T8"> </text:span><text:span text:style-name="T7">loop</text:span><text:span text:style-name="T8">;</text:span></text:p>
            <text:p text:style-name="P9"><text:span text:style-name="T7">end</text:span><text:span text:style-name="T8"> Process_Contex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Traversing the Abstract Syntax Tre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SIS represents the AST as a tree of <text:span text:style-name="T3">Asis.Element</text:span> objects.</text:p>
              </text:list-item>
              <text:list-item>
                <text:p text:style-name="P1">ASIS provides a generic recursive procedure that traverses the AST.</text:p>
              </text:list-item>
              <text:list-item>
                <text:p text:style-name="P1">You must instantiate that procedure using a processing procedure of your own.</text:p>
              </text:list-item>
              <text:list-item>
                <text:p text:style-name="P1">Your procedure gets to examine each element in parse tree or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cessing a Unit</text:p>
          </draw:text-box>
        </draw:frame>
        <draw:frame draw:style-name="gr10" draw:text-style-name="P5" draw:layer="layout" svg:width="24.765cm" svg:height="8.796cm" svg:x="1.905cm" svg:y="5.715cm">
          <draw:text-box>
            <text:p text:style-name="P1"><text:span text:style-name="T9">procedure</text:span><text:span text:style-name="T3"> Process_Unit (The_Unit : Asis.Compilation_Unit) </text:span><text:span text:style-name="T9">is</text:span></text:p>
            <text:p text:style-name="P1"><text:span text:style-name="T3"><text:s text:c="3"/></text:span><text:span text:style-name="T3">Unit_Decl : Asis.Element := Asis.Unit_Declaration(The_Unit);</text:span></text:p>
            <text:p text:style-name="P1"><text:span text:style-name="T9">begin</text:span></text:p>
            <text:p text:style-name="P1"><text:span text:style-name="T3"><text:s text:c="3"/></text:span><text:span text:style-name="T3">New_Line;</text:span></text:p>
            <text:p text:style-name="P1"><text:span text:style-name="T3"><text:s text:c="3"/></text:span><text:span text:style-name="T3">Put_Line("BUILDING CONTROL FLOW GRAPH");</text:span></text:p>
            <text:p text:style-name="P1"><text:span text:style-name="T3"><text:s text:c="3"/></text:span><text:span text:style-name="T3">Process_Construct(Unit_Decl);</text:span></text:p>
            <text:p text:style-name="P1"><text:span text:style-name="T3"><text:s text:c="3"/></text:span><text:span text:style-name="T3">Dump_CFG;</text:span></text:p>
            <text:p text:style-name="P1"><text:span text:style-name="T3"/></text:p>
            <text:p text:style-name="P1"><text:span text:style-name="T3"><text:s text:c="3"/></text:span><text:span text:style-name="T3">New_Line;</text:span></text:p>
            <text:p text:style-name="P1"><text:span text:style-name="T3"><text:s text:c="3"/></text:span><text:span text:style-name="T3">Put_Line("ITERATING DATA FLOW EQUATIONS");</text:span></text:p>
            <text:p text:style-name="P1"><text:span text:style-name="T3"><text:s text:c="3"/></text:span><text:span text:style-name="T3">Compute_Dataflow;</text:span></text:p>
            <text:p text:style-name="P1"><text:span text:style-name="T9">end</text:span><text:span text:style-name="T3"> Process_Uni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cessing Statement Elements</text:p>
          </draw:text-box>
        </draw:frame>
        <draw:frame draw:style-name="gr11" draw:text-style-name="P10" draw:layer="layout" svg:width="24.765cm" svg:height="15.095cm" svg:x="1.905cm" svg:y="4.445cm">
          <draw:text-box>
            <text:p text:style-name="P9"><text:span text:style-name="T8">-- Various ASIS packages "withed"</text:span></text:p>
            <text:p text:style-name="P9"><text:span text:style-name="T8"/></text:p>
            <text:p text:style-name="P9"><text:span text:style-name="T7">procedure</text:span><text:span text:style-name="T8"> Pre_Operation(E : Element; ...) </text:span><text:span text:style-name="T7">is</text:span></text:p>
            <text:p text:style-name="P9"><text:span text:style-name="T8"><text:s text:c="2"/></text:span><text:span text:style-name="T8">-- etc...</text:span></text:p>
            <text:p text:style-name="P9"><text:span text:style-name="T7">begin</text:span></text:p>
            <text:p text:style-name="P9"><text:span text:style-name="T8"><text:s text:c="3"/></text:span><text:span text:style-name="T7">case</text:span><text:span text:style-name="T8"> Element_Kind(E) </text:span><text:span text:style-name="T7">is</text:span></text:p>
            <text:p text:style-name="P9"><text:span text:style-name="T8"><text:s text:c="6"/></text:span><text:span text:style-name="T7">when</text:span><text:span text:style-name="T8"> A_Statement =&gt;</text:span></text:p>
            <text:p text:style-name="P9"><text:span text:style-name="T8"><text:s text:c="9"/></text:span><text:span text:style-name="T7">case</text:span><text:span text:style-name="T8"> Statement_Kind(E) </text:span><text:span text:style-name="T7">is</text:span></text:p>
            <text:p text:style-name="P9"><text:span text:style-name="T8"><text:s text:c="12"/></text:span><text:span text:style-name="T7">when</text:span><text:span text:style-name="T8"> An_Assignment_Statement =&gt; ...</text:span></text:p>
            <text:p text:style-name="P9"><text:span text:style-name="T8"><text:s text:c="12"/></text:span><text:span text:style-name="T7">when</text:span><text:span text:style-name="T8"> An_If_Statement =&gt; ...</text:span></text:p>
            <text:p text:style-name="P9"><text:span text:style-name="T8"><text:s text:c="12"/></text:span><text:span text:style-name="T7">when</text:span><text:span text:style-name="T8"> A_While_Loop_Statement =&gt; ...</text:span></text:p>
            <text:p text:style-name="P9"><text:span text:style-name="T8"><text:s text:c="12"/></text:span><text:span text:style-name="T7">when</text:span><text:span text:style-name="T8"> A_For_Loop_Statement =&gt; ...</text:span></text:p>
            <text:p text:style-name="P9"><text:span text:style-name="T8"><text:s text:c="12"/></text:span><text:span text:style-name="T7">when</text:span><text:span text:style-name="T8"> A_Procedure_Call_Statement =&gt; ...</text:span></text:p>
            <text:p text:style-name="P9"><text:span text:style-name="T8"><text:s text:c="12"/></text:span><text:span text:style-name="T7">when</text:span><text:span text:style-name="T8"> </text:span><text:span text:style-name="T7">others</text:span><text:span text:style-name="T8"> =&gt;</text:span></text:p>
            <text:p text:style-name="P9"><text:span text:style-name="T8"><text:s text:c="15"/></text:span><text:span text:style-name="T8">Unsupported_Feature("Unsupported AST Element");</text:span></text:p>
            <text:p text:style-name="P9"><text:span text:style-name="T8"><text:s text:c="9"/></text:span><text:span text:style-name="T7">end</text:span><text:span text:style-name="T8"> </text:span><text:span text:style-name="T7">case</text:span><text:span text:style-name="T8">;</text:span></text:p>
            <text:p text:style-name="P9"><text:span text:style-name="T8"/></text:p>
            <text:p text:style-name="P9"><text:span text:style-name="T8"><text:s text:c="6"/></text:span><text:span text:style-name="T8">-- This is where declarations are handled.</text:span></text:p>
            <text:p text:style-name="P9"><text:span text:style-name="T8"><text:s text:c="6"/></text:span><text:span text:style-name="T7">when</text:span><text:span text:style-name="T8"> </text:span><text:span text:style-name="T7">others</text:span><text:span text:style-name="T8"> =&gt; </text:span><text:span text:style-name="T7">null</text:span><text:span text:style-name="T8">;</text:span></text:p>
            <text:p text:style-name="P9"><text:span text:style-name="T8"><text:s text:c="3"/></text:span><text:span text:style-name="T7">end</text:span><text:span text:style-name="T8"> </text:span><text:span text:style-name="T7">case</text:span><text:span text:style-name="T8">;</text:span></text:p>
            <text:p text:style-name="P9"><text:span text:style-name="T7">end</text:span><text:span text:style-name="T8"> Pre_Operation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Expressions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atements contain expressions</text:p>
                <text:list>
                  <text:list-item>
                    <text:p text:style-name="P1"><text:span text:style-name="T3">X := A + f(B);</text:span></text:p>
                  </text:list-item>
                </text:list>
              </text:list-item>
              <text:list-item>
                <text:p text:style-name="P1"><text:span text:style-name="T4">Most expressions are function calls.</text:span></text:p>
                <text:list>
                  <text:list-item>
                    <text:p text:style-name="P1"><text:span text:style-name="T9">function</text:span><text:span text:style-name="T3">”+”(L : Integer; R : Integer);</text:span></text:p>
                  </text:list-item>
                </text:list>
              </text:list-item>
              <text:list-item>
                <text:p text:style-name="P1"><text:span text:style-name="T4">Other expression kinds include selection (array elements, record members), attribute expressions, etc,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cessing Expression Elements</text:p>
          </draw:text-box>
        </draw:frame>
        <draw:frame draw:style-name="gr12" draw:text-style-name="P11" draw:layer="layout" svg:width="24.765cm" svg:height="15.161cm" svg:x="1.905cm" svg:y="4.445cm">
          <draw:text-box>
            <text:p text:style-name="P1"><text:span text:style-name="T10">function</text:span><text:span text:style-name="T11"> Is_Tainted(E : Asis.Element; ...) </text:span><text:span text:style-name="T10">return</text:span><text:span text:style-name="T11"> Boolean </text:span><text:span text:style-name="T10">is</text:span></text:p>
            <text:p text:style-name="P1"><text:span text:style-name="T11"><text:s text:c="3"/></text:span><text:span text:style-name="T11">-- etc...</text:span></text:p>
            <text:p text:style-name="P1"><text:span text:style-name="T10">begin</text:span></text:p>
            <text:p text:style-name="P1"><text:span text:style-name="T11"><text:s text:c="3"/></text:span><text:span text:style-name="T10">case</text:span><text:span text:style-name="T11"> Expression_Kind(E) </text:span><text:span text:style-name="T10">is</text:span></text:p>
            <text:p text:style-name="P1"><text:span text:style-name="T11"><text:s text:c="6"/></text:span><text:span text:style-name="T11">-- Literals are not tainted.</text:span></text:p>
            <text:p text:style-name="P1"><text:span text:style-name="T11"><text:s text:c="6"/></text:span><text:span text:style-name="T10">when</text:span><text:span text:style-name="T11"> An_Integer_Literal =&gt; return False;</text:span></text:p>
            <text:p text:style-name="P1"><text:span text:style-name="T11"><text:s text:c="6"/></text:span><text:span text:style-name="T10">when</text:span><text:span text:style-name="T11"> An_Identifier =&gt;</text:span></text:p>
            <text:p text:style-name="P1"><text:span text:style-name="T11"><text:s text:c="9"/></text:span><text:span text:style-name="T11">Name : Program_Text := Name_Image(E);</text:span></text:p>
            <text:p text:style-name="P1"><text:span text:style-name="T11"><text:s text:c="9"/></text:span><text:span text:style-name="T11">-- etc...</text:span></text:p>
            <text:p text:style-name="P1"><text:span text:style-name="T11"/></text:p>
            <text:p text:style-name="P1"><text:span text:style-name="T11"><text:s text:c="6"/></text:span><text:span text:style-name="T11">-- Unwind one layer of parentheses using recursion.</text:span></text:p>
            <text:p text:style-name="P1"><text:span text:style-name="T11"><text:s text:c="6"/></text:span><text:span text:style-name="T10">when</text:span><text:span text:style-name="T11"> A_Parenthesized_Expression =&gt;</text:span></text:p>
            <text:p text:style-name="P1"><text:span text:style-name="T11"><text:s text:c="9"/></text:span><text:span text:style-name="T10">return</text:span><text:span text:style-name="T11"> Is_Tainted(Expression_Parenthesized(E));</text:span></text:p>
            <text:p text:style-name="P1"><text:span text:style-name="T11"/></text:p>
            <text:p text:style-name="P1"><text:span text:style-name="T11"><text:s text:c="6"/></text:span><text:span text:style-name="T11">-- Most expressions are function calls (eg built-in operators).</text:span></text:p>
            <text:p text:style-name="P1"><text:span text:style-name="T11"><text:s text:c="6"/></text:span><text:span text:style-name="T10">when</text:span><text:span text:style-name="T11"> A_Function_Call =&gt;</text:span></text:p>
            <text:p text:style-name="P1"><text:span text:style-name="T11"><text:s text:c="9"/></text:span><text:span text:style-name="T10">return</text:span><text:span text:style-name="T11"> Handle_Function_Call;</text:span></text:p>
            <text:p text:style-name="P1"><text:span text:style-name="T11"/></text:p>
            <text:p text:style-name="P1"><text:span text:style-name="T11"><text:s text:c="6"/></text:span><text:span text:style-name="T10">when</text:span><text:span text:style-name="T11"> </text:span><text:span text:style-name="T10">others</text:span><text:span text:style-name="T11"> =&gt;</text:span></text:p>
            <text:p text:style-name="P1"><text:span text:style-name="T11"><text:s text:c="9"/></text:span><text:span text:style-name="T11">Internal_Error("Unexpected expression kind encountered");</text:span></text:p>
            <text:p text:style-name="P1"><text:span text:style-name="T11"><text:s text:c="3"/></text:span><text:span text:style-name="T10">end</text:span><text:span text:style-name="T11"> </text:span><text:span text:style-name="T10">case</text:span><text:span text:style-name="T11">;</text:span></text:p>
            <text:p text:style-name="P1"><text:span text:style-name="T11"><text:s text:c="3"/></text:span><text:span text:style-name="T10">return</text:span><text:span text:style-name="T11"> True;</text:span></text:p>
            <text:p text:style-name="P1"><text:span text:style-name="T10">end</text:span><text:span text:style-name="T11"> Is_Tainted;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emantic Information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SIS does more than make the AST available.</text:p>
                <text:list>
                  <text:list-item>
                    <text:p text:style-name="P1">Given an identifier, ASIS can find the corresponding declaration.</text:p>
                  </text:list-item>
                  <text:list-item>
                    <text:p text:style-name="P1">ASIS can “untangle” named parameter associations in subprogram calls.</text:p>
                    <text:list>
                      <text:list-item>
                        <text:p text:style-name="P1"><text:span text:style-name="T3">My_Procedure(P2 =&gt; Arg2, P1 =&gt; Arg1);</text:span></text:p>
                      </text:list-item>
                    </text:list>
                  </text:list-item>
                  <text:list-item>
                    <text:p text:style-name="P1"><text:span text:style-name="T4">ASIS can locate argument modes from procedure declarations.</text:span></text:p>
                    <text:list>
                      <text:list-item>
                        <text:p text:style-name="P1"><text:span text:style-name="T9">procedure</text:span><text:span text:style-name="T3"> My_Proc(P1 : </text:span><text:span text:style-name="T9">in</text:span><text:span text:style-name="T3"> </text:span><text:span text:style-name="T9">out</text:span><text:span text:style-name="T3"> Integer);</text:span></text:p>
                      </text:list-item>
                    </text:list>
                  </text:list-item>
                  <text:list-item>
                    <text:p text:style-name="P1"><text:span text:style-name="T4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cessing Subprogram Arguments</text:p>
          </draw:text-box>
        </draw:frame>
        <draw:frame draw:style-name="gr13" draw:text-style-name="P11" draw:layer="layout" svg:width="24.13cm" svg:height="12.146cm" svg:x="1.905cm" svg:y="5.08cm">
          <draw:text-box>
            <text:p text:style-name="P1"><text:span text:style-name="T7">function</text:span><text:span text:style-name="T8"> Has_Tainted_Input </text:span><text:span text:style-name="T7">return</text:span><text:span text:style-name="T8"> Boolean </text:span><text:span text:style-name="T7">is</text:span></text:p>
            <text:p text:style-name="P1"><text:span text:style-name="T8"><text:s text:c="3"/></text:span><text:span text:style-name="T8">Actual_Expression : Expression;</text:span></text:p>
            <text:p text:style-name="P1"><text:span text:style-name="T8"><text:s text:c="3"/></text:span><text:span text:style-name="T8">Mode <text:s text:c="13"/>: Mode_Kinds;</text:span></text:p>
            <text:p text:style-name="P1"><text:span text:style-name="T7">begin</text:span></text:p>
            <text:p text:style-name="P1"><text:span text:style-name="T8"><text:s text:c="3"/></text:span><text:span text:style-name="T7">for</text:span><text:span text:style-name="T8"> I </text:span><text:span text:style-name="T7">in</text:span><text:span text:style-name="T8"> Procedure_Arguments'Range </text:span><text:span text:style-name="T7">loop</text:span></text:p>
            <text:p text:style-name="P1"><text:span text:style-name="T8"><text:s text:c="6"/></text:span><text:span text:style-name="T8">Actual_Expression :=</text:span><text:span text:style-name="T8"><text:line-break/></text:span><text:span text:style-name="T8"> <text:s text:c="8"/>Actual_Parameter(Procedure_Arguments(I));</text:span></text:p>
            <text:p text:style-name="P1"><text:span text:style-name="T8"><text:s text:c="6"/></text:span><text:span text:style-name="T8">Mode := Mode_Kind(Procedure_Formals(I));</text:span></text:p>
            <text:p text:style-name="P1"><text:span text:style-name="T8"><text:s text:c="6"/></text:span><text:span text:style-name="T7">if</text:span><text:span text:style-name="T8"> Mode = An_In_Mode </text:span><text:span text:style-name="T7">or</text:span><text:span text:style-name="T8"> Mode = An_In_Out_Mode </text:span><text:span text:style-name="T7">then</text:span></text:p>
            <text:p text:style-name="P1"><text:span text:style-name="T8"><text:s text:c="9"/></text:span><text:span text:style-name="T7">if</text:span><text:span text:style-name="T8"> Is_Tainted(Actual_Expression) </text:span><text:span text:style-name="T7">then</text:span></text:p>
            <text:p text:style-name="P1"><text:span text:style-name="T8"><text:s text:c="12"/></text:span><text:span text:style-name="T7">return</text:span><text:span text:style-name="T8"> True;</text:span></text:p>
            <text:p text:style-name="P1"><text:span text:style-name="T8"><text:s text:c="9"/></text:span><text:span text:style-name="T7">end</text:span><text:span text:style-name="T8"> </text:span><text:span text:style-name="T7">if</text:span><text:span text:style-name="T8">;</text:span></text:p>
            <text:p text:style-name="P1"><text:span text:style-name="T8"><text:s text:c="6"/></text:span><text:span text:style-name="T7">end</text:span><text:span text:style-name="T8"> </text:span><text:span text:style-name="T7">if</text:span><text:span text:style-name="T8">;</text:span></text:p>
            <text:p text:style-name="P1"><text:span text:style-name="T8"><text:s text:c="3"/></text:span><text:span text:style-name="T7">end</text:span><text:span text:style-name="T8"> </text:span><text:span text:style-name="T7">loop</text:span><text:span text:style-name="T8">;</text:span></text:p>
            <text:p text:style-name="P1"><text:span text:style-name="T8"><text:s text:c="3"/></text:span><text:span text:style-name="T7">return</text:span><text:span text:style-name="T8"> False;</text:span></text:p>
            <text:p text:style-name="P1"><text:span text:style-name="T7">end</text:span><text:span text:style-name="T8"> Has_Tainted_Input;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6" draw:text-style-name="P3" draw:layer="layout" svg:width="25.199cm" svg:height="14.016cm" svg:x="1.4cm" svg:y="4.914cm" presentation:class="outline" presentation:user-transformed="true">
          <draw:text-box>
            <text:list text:style-name="L2">
              <text:list-item>
                <text:p text:style-name="P1">Writing ASIS programs isn't trivial.</text:p>
                <text:list>
                  <text:list-item>
                    <text:p text:style-name="P1">ASIS requires a fair amount of administrative overhead.</text:p>
                  </text:list-item>
                  <text:list-item>
                    <text:p text:style-name="P1">Ada is a rich language: Full support for all Ada features requires significant work.</text:p>
                  </text:list-item>
                  <text:list-item>
                    <text:p text:style-name="P1">ASIS doesn't do everything.</text:p>
                  </text:list-item>
                </text:list>
              </text:list-item>
              <text:list-item>
                <text:p text:style-name="P1">BUT... it's a lot easier than having to build a full scale parser and symbol table manager.</text:p>
              </text:list-item>
              <text:list-item>
                <text:p text:style-name="P1">Ada's overall clean design helps make ASIS possible. Too bad there's no ASIS for C++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502</meta:generator>
    <meta:creation-date>2006-03-18T14:57:36</meta:creation-date>
    <dc:date>2012-02-07T10:19:18.42</dc:date>
    <dc:language>en-US</dc:language>
    <meta:editing-cycles>14</meta:editing-cycles>
    <meta:editing-duration>PT7H40M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